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; JBehave Grammar expressed in EBNF (</text:span><text:a xlink:type="simple" xlink:href="http://en.wikipedia.org/wiki/Extended_Backus–Naur_Form" text:style-name="Internet_20_link" text:visited-style-name="Visited_20_Internet_20_Link"><text:span text:style-name="Source_20_Text">http://en.wikipedia.org/wiki/Extended_Backus%E2%80%93Naur_Form</text:span></text:a><text:span text:style-name="Source_20_Text">)</text:span></text:p>
      <text:p text:style-name="Standard"> </text:p>
      <text:p text:style-name="Standard"><text:span text:style-name="Source_20_Text">; The story describes a feature via description, narrative and a set of scenarios</text:span></text:p>
      <text:p text:style-name="Standard"><text:span text:style-name="Source_20_Text"><text:span text:style-name="T1">Story</text:span></text:span><text:span text:style-name="Source_20_Text"><text:span text:style-name="T2"> := Description? Meta? Narrative? GivenStories? Lifecycle? Scenario+ ;</text:span></text:span></text:p>
      <text:p text:style-name="Standard"> </text:p>
      <text:p text:style-name="Standard"><text:span text:style-name="Source_20_Text">; The Description is expressed by any sequence of words that must not contain any keywords at start of lines.</text:span></text:p>
      <text:p text:style-name="Standard"><text:span text:style-name="Source_20_Text"><text:span text:style-name="T1">Description</text:span></text:span><text:span text:style-name="Source_20_Text"><text:span text:style-name="T2"> := (Word Space?)* ;</text:span></text:span></text:p>
      <text:p text:style-name="Standard"> </text:p>
      <text:p text:style-name="Standard"><text:span text:style-name="Source_20_Text">; The meta is identified by keyword "Meta:" (or equivalent in I18n-ed locale),</text:span></text:p>
      <text:p text:style-name="Standard"><text:span text:style-name="Source_20_Text">; It is followed by any number of meta elements</text:span></text:p>
      <text:p text:style-name="Standard"><text:span text:style-name="Source_20_Text"><text:span text:style-name="T1">Meta:</text:span></text:span><text:span text:style-name="Source_20_Text"><text:span text:style-name="T2">= "Meta:" (MetaElement)* ;</text:span></text:span></text:p>
      <text:p text:style-name="Standard"> </text:p>
      <text:p text:style-name="Standard"><text:span text:style-name="Source_20_Text">; The meta element is identified by keyword "@" (or equivalent in I18n-ed locale),</text:span></text:p>
      <text:p text:style-name="Standard"><text:span text:style-name="Source_20_Text">; It is followed by a name-value pair, where the value can be empty or have multiple words</text:span></text:p>
      <text:p text:style-name="Standard"><text:span text:style-name="Source_20_Text"><text:span text:style-name="T1">MetaElement:</text:span></text:span><text:span text:style-name="Source_20_Text"><text:span text:style-name="T2">= "@" Space? Word Space (Word Space?)* ;</text:span></text:span></text:p>
      <text:p text:style-name="Standard"> </text:p>
      <text:p text:style-name="Standard"><text:span text:style-name="Source_20_Text">; The narrative is identified by keyword "Narrative:" (or equivalent in I18n-ed locale),</text:span></text:p>
      <text:p text:style-name="Standard"><text:span text:style-name="Source_20_Text">; It is followed by the narrative elements</text:span></text:p>
      <text:p text:style-name="Standard"><text:span text:style-name="Source_20_Text"><text:span text:style-name="T1">Narrative:</text:span></text:span><text:span text:style-name="Source_20_Text"><text:span text:style-name="T2">= "Narrative:" ( InOrderTo AsA IWantTo | AsA IWantTo SoThat ) ;</text:span></text:span></text:p>
      <text:p text:style-name="Standard"> </text:p>
      <text:p text:style-name="Standard"><text:span text:style-name="Source_20_Text">; The narrative elements</text:span></text:p>
      <text:p text:style-name="Standard"><text:span text:style-name="Source_20_Text"><text:span text:style-name="T1">InOrderTo:</text:span></text:span><text:span text:style-name="Source_20_Text">= "In order to" NarrativeElementContent ;</text:span></text:p>
      <text:p text:style-name="Standard"><text:span text:style-name="Source_20_Text"><text:span text:style-name="T1">AsA:</text:span></text:span><text:span text:style-name="Source_20_Text">= "As a" NarrativeElementContent ;</text:span></text:p>
      <text:p text:style-name="Standard"><text:span text:style-name="Source_20_Text"><text:span text:style-name="T1">IWantTo:</text:span></text:span><text:span text:style-name="Source_20_Text">= "I want to" NarrativeElementContent ;</text:span></text:p>
      <text:p text:style-name="Standard"><text:span text:style-name="Source_20_Text"><text:span text:style-name="T1">SoThat:</text:span></text:span><text:span text:style-name="Source_20_Text">= "So that" NarrativeElementContent ;</text:span></text:p>
      <text:p text:style-name="Standard"> </text:p>
      <text:p text:style-name="Standard"><text:span text:style-name="Source_20_Text">; The narrative element content is any sequence of characters that do not match a narrative starting word</text:span></text:p>
      <text:p text:style-name="Standard"><text:span text:style-name="Source_20_Text"><text:span text:style-name="T1">NarrativeElementContent</text:span></text:span><text:span text:style-name="Source_20_Text"> := ? Any sequence of NarrativeCharacter that does not match </text:span><text:span text:style-name="Source_20_Text"><text:span text:style-name="T1">NarrativeStartingWord</text:span></text:span><text:span text:style-name="Source_20_Text"> ? ; </text:span></text:p>
      <text:p text:style-name="Standard"> </text:p>
      <text:p text:style-name="Standard"><text:span text:style-name="Source_20_Text">; All characters are allowed in a narrative content, including newlines</text:span></text:p>
      <text:p text:style-name="Standard"><text:span text:style-name="Source_20_Text"><text:span text:style-name="T1">NarrativeCharacter</text:span></text:span><text:span text:style-name="Source_20_Text"> := ? Any Unicode character ? ;</text:span></text:p>
      <text:p text:style-name="Standard"> </text:p>
      <text:p text:style-name="Standard"><text:span text:style-name="Source_20_Text">; The narrative starting words (or equivalent in I18n-ed locale)</text:span></text:p>
      <text:p text:style-name="Standard"><text:span text:style-name="Source_20_Text"><text:span text:style-name="T1">NarrativeStartingWord</text:span></text:span><text:span text:style-name="Source_20_Text"> :== ("In order to" | "As a" | "I want to" | "So that") ;</text:span></text:p>
      <text:p text:style-name="Standard"> </text:p>
      <text:p text:style-name="Standard"><text:span text:style-name="Source_20_Text">; The comma-separated list of story resources that specify the stories to be run before a story or a scenario</text:span></text:p>
      <text:p text:style-name="Standard"><text:span text:style-name="Source_20_Text"><text:span text:style-name="T1">GivenStories:</text:span></text:span><text:span text:style-name="Source_20_Text">= "GivenStories:" (StoryPath ','?)+ ;</text:span></text:p>
      <text:p text:style-name="Standard"> </text:p>
      <text:p text:style-name="Standard"><text:span text:style-name="Source_20_Text">; The lifecycle is identified by keyword "Lifecycle:" (or equivalent in I18n-ed locale),</text:span></text:p>
      <text:p text:style-name="Standard"><text:span text:style-name="Source_20_Text">; It is followed by the lifecycle elements</text:span></text:p>
      <text:p text:style-name="Standard"><text:span text:style-name="Source_20_Text"><text:span text:style-name="T1">Lifecycle:</text:span></text:span><text:span text:style-name="Source_20_Text">= "Lifecycle:" LifecycleBefore? LifecycleAfter?</text:span></text:p>
      <text:p text:style-name="Standard"> </text:p>
      <text:p text:style-name="Standard"><text:span text:style-name="Source_20_Text">; The before lifecyle element identified by keyword "Before:" (or equivalent in I18n-ed locale), </text:span></text:p>
      <text:p text:style-name="Standard"><text:span text:style-name="Source_20_Text">; followed by one or more steps</text:span></text:p>
      <text:p text:style-name="Standard"><text:span text:style-name="Source_20_Text"><text:span text:style-name="T1">LifecycleBefore:</text:span></text:span><text:span text:style-name="Source_20_Text">= "Before:" Step+</text:span></text:p>
      <text:p text:style-name="Standard"> </text:p>
      <text:p text:style-name="Standard"><text:span text:style-name="Source_20_Text">; The after lifecyle element identified by keyword "After:" (or equivalent in I18n-ed locale), </text:span></text:p>
      <text:p text:style-name="Standard"><text:span text:style-name="Source_20_Text">; followed by one or more steps</text:span></text:p>
      <text:p text:style-name="Standard"><text:span text:style-name="Source_20_Text"><text:span text:style-name="T1">LifecycleAfter:</text:span></text:span><text:span text:style-name="Source_20_Text">= "After:" Step+</text:span></text:p>
      <text:p text:style-name="Standard"> </text:p>
      <text:p text:style-name="Standard"><text:span text:style-name="Source_20_Text">; The scenario is identified by keyword "Scenario:" (or equivalent in I18n-ed locale),</text:span></text:p>
      <text:p text:style-name="Standard"><text:span text:style-name="Source_20_Text">; which is optional in the case of a single scenario.  </text:span></text:p>
      <text:p text:style-name="Standard"><text:span text:style-name="Source_20_Text">; It can optionally be followed by a title, which is expressed by any sequence of words</text:span></text:p>
      <text:p text:style-name="Standard"><text:span text:style-name="Source_20_Text">; that must not contain any keywords at start of lines.</text:span></text:p>
      <text:p text:style-name="Standard"><text:span text:style-name="Source_20_Text">; It is followed by one or more Steps. </text:span></text:p>
      <text:p text:style-name="Standard"><text:span text:style-name="Source_20_Text">; Finally the optional Examples</text:span> <text:span text:style-name="Source_20_Text">table, which if present will execute the scenario for as many table rows present</text:span></text:p>
      <text:p text:style-name="Standard"><text:span text:style-name="Source_20_Text"><text:span text:style-name="T1">Scenario</text:span></text:span> <text:span text:style-name="Source_20_Text">:= "Scenario:"? Title? Meta? GivenStories? Step+ Examples? ;</text:span></text:p>
      <text:p text:style-name="Standard"> </text:p>
      <text:p text:style-name="Standard"><text:span text:style-name="Source_20_Text">; The free-text description </text:span></text:p>
      <text:p text:style-name="Standard"><text:span text:style-name="Source_20_Text"><text:span text:style-name="T1">Title</text:span></text:span><text:span text:style-name="Source_20_Text"> := (Word Space?)* ;</text:span></text:p>
      <text:p text:style-name="Standard"> </text:p>
      <text:p text:style-name="Standard"><text:span text:style-name="Source_20_Text">; The word is any sequence of non-space characters that does not match a KeyWord</text:span></text:p>
      <text:p text:style-name="Standard"><text:span text:style-name="Source_20_Text"><text:span text:style-name="T1">Word</text:span></text:span><text:span text:style-name="Source_20_Text"> := ? Any sequence of NonSpaceCharacter that does not match KeyWord ? ;</text:span></text:p>
      <text:p text:style-name="Standard"> </text:p>
      <text:p text:style-name="Standard"><text:span text:style-name="Source_20_Text">; The space character</text:span></text:p>
      <text:p text:style-name="Standard"><text:span text:style-name="Source_20_Text"><text:span text:style-name="T1">Space</text:span></text:span><text:span text:style-name="Source_20_Text"> := ? Unicode space character ? ;</text:span></text:p>
      <text:p text:style-name="Standard"> </text:p>
      <text:p text:style-name="Standard"><text:span text:style-name="Source_20_Text">; The non-space character</text:span></text:p>
      <text:p text:style-name="Standard"><text:span text:style-name="Source_20_Text"><text:span text:style-name="T1">NonSpaceCharacter</text:span></text:span><text:span text:style-name="Source_20_Text"> := ? Any Unicode character except Space ? ;</text:span></text:p>
      <text:p text:style-name="Standard"> </text:p>
      <text:p text:style-name="Standard"><text:span text:style-name="Source_20_Text">; The keywords which are reserved (or equivalent in I18n-ed locale)</text:span></text:p>
      <text:p text:style-name="Standard"><text:span text:style-name="Source_20_Text"><text:span text:style-name="T1">KeyWord</text:span></text:span><text:span text:style-name="Source_20_Text"> := "</text:span><text:span text:style-name="Source_20_Text"><text:span text:style-name="T1">Scenario:</text:span></text:span><text:span text:style-name="Source_20_Text">" | "</text:span><text:span text:style-name="Source_20_Text"><text:span text:style-name="T1">GivenStories:</text:span></text:span><text:span text:style-name="Source_20_Text">" | "</text:span><text:span text:style-name="Source_20_Text"><text:span text:style-name="T1">Given</text:span></text:span><text:span text:style-name="Source_20_Text">" | "</text:span><text:span text:style-name="Source_20_Text"><text:span text:style-name="T1">When</text:span></text:span><text:span text:style-name="Source_20_Text">" | "</text:span><text:span text:style-name="Source_20_Text"><text:span text:style-name="T1">Then</text:span></text:span><text:span text:style-name="Source_20_Text">" | "</text:span><text:span text:style-name="Source_20_Text"><text:span text:style-name="T1">And</text:span></text:span><text:span text:style-name="Source_20_Text">" | "</text:span><text:span text:style-name="Source_20_Text"><text:span text:style-name="T1">!--</text:span></text:span><text:span text:style-name="Source_20_Text">";</text:span></text:p>
      <text:p text:style-name="Standard"> </text:p>
      <text:p text:style-name="Standard"><text:span text:style-name="Source_20_Text">; The story resource path  </text:span></text:p>
      <text:p text:style-name="Standard"><text:soft-page-break/><text:span text:style-name="Source_20_Text">StoryPath := PathCharacter+ ;</text:span></text:p>
      <text:p text:style-name="Standard"> </text:p>
      <text:p text:style-name="Standard"><text:span text:style-name="Source_20_Text">; The characters allowed in a resource path</text:span></text:p>
      <text:p text:style-name="Standard"><text:span text:style-name="Source_20_Text"><text:span text:style-name="T1">PathCharacter</text:span></text:span><text:span text:style-name="Source_20_Text"> := "/" | "." | "_" | Letter | Digit ;</text:span></text:p>
      <text:p text:style-name="Standard"> </text:p>
      <text:p text:style-name="Standard"><text:span text:style-name="Source_20_Text">; The letter characters</text:span></text:p>
      <text:p text:style-name="Standard"><text:span text:style-name="Source_20_Text"><text:span text:style-name="T1">Letter</text:span></text:span><text:span text:style-name="Source_20_Text"> := ? Any Unicode letter character ? ;</text:span></text:p>
      <text:p text:style-name="Standard"> </text:p>
      <text:p text:style-name="Standard"><text:span text:style-name="Source_20_Text">; The digit characters</text:span></text:p>
      <text:p text:style-name="Standard"><text:span text:style-name="Source_20_Text"><text:span text:style-name="T1">Digit</text:span></text:span><text:span text:style-name="Source_20_Text"> := ? Any Unicode digit character ? ;</text:span></text:p>
      <text:p text:style-name="Standard"> </text:p>
      <text:p text:style-name="Standard"><text:span text:style-name="Source_20_Text">; The scenario step is a step starting work followed by any number of characters</text:span></text:p>
      <text:p text:style-name="Standard"><text:span text:style-name="Source_20_Text"><text:span text:style-name="T1">Step</text:span></text:span><text:span text:style-name="Source_20_Text"> := StepStartingWord StepContent ;</text:span></text:p>
      <text:p text:style-name="Standard"> </text:p>
      <text:p text:style-name="Standard"><text:span text:style-name="Source_20_Text">; The step starting words (or equivalent in I18n-ed locale)</text:span></text:p>
      <text:p text:style-name="Standard"><text:span text:style-name="Source_20_Text"><text:span text:style-name="T1">StepStartingWord</text:span></text:span><text:span text:style-name="Source_20_Text"> :== ("</text:span><text:span text:style-name="Source_20_Text"><text:span text:style-name="T1">Given</text:span></text:span><text:span text:style-name="Source_20_Text">" | "</text:span><text:span text:style-name="Source_20_Text"><text:span text:style-name="T1">When</text:span></text:span><text:span text:style-name="Source_20_Text">" | "</text:span><text:span text:style-name="Source_20_Text"><text:span text:style-name="T1">Then</text:span></text:span><text:span text:style-name="Source_20_Text">" | "</text:span><text:span text:style-name="Source_20_Text"><text:span text:style-name="T1">And</text:span></text:span><text:span text:style-name="Source_20_Text">" | "!--" ) ;</text:span></text:p>
      <text:p text:style-name="Standard"> </text:p>
      <text:p text:style-name="Standard"><text:span text:style-name="Source_20_Text">; The step content is any sequence of characters that do not match a step starting word</text:span></text:p>
      <text:p text:style-name="Standard"><text:span text:style-name="Source_20_Text"><text:span text:style-name="T1">StepContent</text:span></text:span><text:span text:style-name="Source_20_Text"> := ? Any sequence of StepCharacter that does not match StepStartingWord ? ; </text:span></text:p>
      <text:p text:style-name="Standard"> </text:p>
      <text:p text:style-name="Standard"><text:span text:style-name="Source_20_Text">; All characters are allowed in a scenario step content, including newlines</text:span></text:p>
      <text:p text:style-name="Standard"><text:span text:style-name="Source_20_Text"><text:span text:style-name="T1">StepCharacter</text:span></text:span><text:span text:style-name="Source_20_Text"> := ? Any Unicode character ? ;</text:span></text:p>
      <text:p text:style-name="Standard"> </text:p>
      <text:p text:style-name="Standard"><text:span text:style-name="Source_20_Text">; The examples table</text:span></text:p>
      <text:p text:style-name="Standard"><text:span text:style-name="Source_20_Text"><text:span text:style-name="T1">Examples</text:span></text:span> <text:span text:style-name="Source_20_Text">:= "Examples:" ExamplesTable ;</text:span></text:p>
      <text:p text:style-name="Standard"> </text:p>
      <text:p text:style-name="Standard"><text:span text:style-name="Source_20_Text">; The examples table comprises of a header row and data rows</text:span></text:p>
      <text:p text:style-name="Standard"><text:span text:style-name="Source_20_Text"><text:span text:style-name="T1">ExamplesTable</text:span></text:span><text:span text:style-name="Source_20_Text"> := ExamplesTableHeader ExamplesTableRow+ ;</text:span></text:p>
      <text:p text:style-name="Standard"> </text:p>
      <text:p text:style-name="Standard"><text:span text:style-name="Source_20_Text">; The examples table header contains the column names, separated by ExamplesTableColumnSeparator</text:span></text:p>
      <text:p text:style-name="Standard"><text:span text:style-name="Source_20_Text"><text:span text:style-name="T1">ExamplesTableHeader</text:span></text:span><text:span text:style-name="Source_20_Text"> := ((ExamplesTableColumnSeparator ExamplesTableCharacter+)+ </text:span><text:span text:style-name="Source_20_Text"><text:span text:style-name="T1">ExamplesTableColumnSeparator </text:span></text:span><text:span text:style-name="Source_20_Text"> Newline ;</text:span></text:p>
      <text:p text:style-name="Standard"> </text:p>
      <text:p text:style-name="Standard"><text:span text:style-name="Source_20_Text">; The examples table row contains the column values, separated by ExamplesTableColumnSeparator</text:span></text:p>
      <text:p text:style-name="Standard"><text:span text:style-name="Source_20_Text"><text:span text:style-name="T1">ExamplesTableRow</text:span></text:span><text:span text:style-name="Source_20_Text"> := ((ExamplesTableColumnSeparator ExamplesTableCharacter+)+ </text:span><text:span text:style-name="Source_20_Text"><text:span text:style-name="T1">ExamplesTableColumnSeparator </text:span></text:span><text:span text:style-name="Source_20_Text"> Newline ;</text:span></text:p>
      <text:p text:style-name="Standard"> </text:p>
      <text:p text:style-name="Standard"><text:span text:style-name="Source_20_Text">; The examples table character can be any character, expect for ExamplesTableColumnSeparator and Newline</text:span></text:p>
      <text:p text:style-name="Standard"><text:span text:style-name="Source_20_Text"><text:span text:style-name="T1">ExamplesTableCharacter</text:span></text:span><text:span text:style-name="Source_20_Text"> := ? Any Unicode character except ExamplesTableColumnSeparator and Newline ? ;</text:span></text:p>
      <text:p text:style-name="Standard"> </text:p>
      <text:p text:style-name="Standard"><text:span text:style-name="Source_20_Text">; The examples table column separator</text:span></text:p>
      <text:p text:style-name="Standard"><text:span text:style-name="Source_20_Text"><text:span text:style-name="T1">ExamplesTableColumnSeparator</text:span></text:span><text:span text:style-name="Source_20_Text"> := "|" ;</text:span></text:p>
      <text:p text:style-name="Standard"> </text:p>
      <text:p text:style-name="Standard"><text:span text:style-name="Source_20_Text">; The new line character</text:span></text:p>
      <text:p text:style-name="Standard"><text:span text:style-name="Source_20_Text"><text:span text:style-name="T1">Newline</text:span></text:span><text:span text:style-name="Source_20_Text"> := ? Unicode newline character ? 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7:08:44.880000000</meta:creation-date>
    <dc:date>2014-09-05T17:18:46.109000000</dc:date>
    <meta:editing-duration>PT10M3S</meta:editing-duration>
    <meta:editing-cycles>1</meta:editing-cycles>
    <meta:document-statistic meta:table-count="0" meta:image-count="0" meta:object-count="0" meta:page-count="2" meta:paragraph-count="117" meta:word-count="799" meta:character-count="5130" meta:non-whitespace-character-count="4370"/>
    <meta:generator>LibreOffice/4.3.1.2$Windows_x86 LibreOffice_project/958349dc3b25111dbca392fbc281a05559ef6848</meta:generator>
  </office:meta>
</office:document-meta>
</file>